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25mm" fo:break-before="auto" style:use-optimal-row-height="true"/>
    </style:style>
    <style:style style:name="ro8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C Topic</text:p>
          </table:table-cell>
          <table:table-cell table:style-name="ce1" office:value-type="string" calcext:value-type="string">
            <text:p>Total time in mins</text:p>
          </table:table-cell>
          <table:table-cell table:style-name="ce1" office:value-type="string" calcext:value-type="string">
            <text:p>Total time in Hours and Mins</text:p>
          </table:table-cell>
          <table:table-cell table:style-name="ce10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1795" calcext:value-type="float">
            <text:p>1795</text:p>
          </table:table-cell>
          <table:table-cell table:style-name="ce7" office:value-type="string" calcext:value-type="string">
            <text:p>29 hr 55 mins</text:p>
          </table:table-cell>
          <table:table-cell office:value-type="string" calcext:value-type="string">
            <text:p>Currently reading Practical TDD and ATDD for java devs.</text:p>
            <text:p>Practicing TDD</text:p>
          </table:table-cell>
        </table:table-row>
        <table:table-row table:style-name="ro6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280" calcext:value-type="float" table:number-columns-spanned="1" table:number-rows-spanned="2">
            <text:p>2280</text:p>
          </table:table-cell>
          <table:table-cell table:style-name="ce23" office:value-type="string" calcext:value-type="string" table:number-columns-spanned="1" table:number-rows-spanned="2">
            <text:p>38 hrs</text:p>
          </table:table-cell>
          <table:table-cell table:style-name="ce11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8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6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1:32:17.96543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1T11:38:12.098757912</dc:date>
    <meta:editing-duration>PT9H17M25S</meta:editing-duration>
    <meta:editing-cycles>121</meta:editing-cycles>
    <meta:generator>LibreOffice/6.0.7.3$Linux_X86_64 LibreOffice_project/00m0$Build-3</meta:generator>
    <meta:document-statistic meta:table-count="3" meta:cell-count="11485" meta:object-count="0"/>
  </office:meta>
</office:document-meta>
</file>